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1" svg:font-family="'DejaVu Sans'"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entury Schoolbook" fo:font-size="11pt" style:font-size-asian="11pt" style:font-size-complex="11pt" style:font-weight-complex="bold"/>
    </style:style>
    <style:style style:name="P3" style:family="paragraph" style:parent-style-name="Standard">
      <style:paragraph-properties fo:text-align="justify" style:justify-single-word="false"/>
      <style:text-properties style:font-name="Century Schoolbook"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Century Schoolbook"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fo:background-color="transparent">
        <style:background-image/>
      </style:paragraph-properties>
      <style:text-properties fo:background-color="#ffff00"/>
    </style:style>
    <style:style style:name="P6" style:family="paragraph" style:parent-style-name="Standard">
      <style:paragraph-properties fo:text-align="justify" style:justify-single-word="false" fo:background-color="transparent">
        <style:background-image/>
      </style:paragraph-properties>
      <style:text-properties style:font-name="Century Schoolbook" fo:font-size="11pt" fo:font-weight="bold" fo:background-color="#ffff00" style:font-size-asian="11pt" style:font-weight-asian="bold" style:font-size-complex="11pt" style:font-weight-complex="bold"/>
    </style:style>
    <style:style style:name="P7" style:family="paragraph" style:parent-style-name="Title">
      <style:paragraph-properties fo:padding-left="0.141cm" fo:padding-right="0.141cm" fo:padding-top="0.035cm" fo:padding-bottom="0.035cm" fo:border="0.51pt solid #000000"/>
      <style:text-properties fo:font-size="11pt" fo:language="fr" fo:country="FR" style:font-size-asian="11pt" style:font-size-complex="11pt"/>
    </style:style>
    <style:style style:name="P8" style:family="paragraph" style:parent-style-name="Standard">
      <style:paragraph-properties fo:text-align="justify" style:justify-single-word="false"/>
      <style:text-properties style:font-name="Century Schoolbook" fo:font-size="11pt" style:font-size-asian="11pt" style:font-size-complex="11pt" style:font-weight-complex="bold"/>
    </style:style>
    <style:style style:name="P9" style:family="paragraph" style:parent-style-name="Standard" style:list-style-name="L1">
      <style:paragraph-properties fo:text-align="justify" style:justify-single-word="false"/>
      <style:text-properties style:font-name="Century Schoolbook" fo:font-size="11pt" style:font-size-asian="11pt" style:font-size-complex="11pt" style:font-weight-complex="bold"/>
    </style:style>
    <style:style style:name="P10" style:family="paragraph" style:parent-style-name="Standard" style:list-style-name="L2">
      <style:paragraph-properties fo:text-align="justify" style:justify-single-word="false"/>
      <style:text-properties style:font-name="Century Schoolbook" fo:font-size="11pt" style:font-size-asian="11pt" style:font-size-complex="11pt" style:font-weight-complex="bold"/>
    </style:style>
    <style:style style:name="P11" style:family="paragraph" style:parent-style-name="Standard" style:list-style-name="L2">
      <style:paragraph-properties fo:text-align="justify" style:justify-single-word="false"/>
      <style:text-properties style:font-name="Century Schoolbook" fo:font-size="11pt" officeooo:paragraph-rsid="001086c9" style:font-size-asian="11pt" style:font-size-complex="11pt" style:font-weight-complex="bold"/>
    </style:style>
    <style:style style:name="P12" style:family="paragraph" style:parent-style-name="Standard" style:list-style-name="L4">
      <style:paragraph-properties fo:text-align="justify" style:justify-single-word="false"/>
      <style:text-properties style:font-name="Century Schoolbook" fo:font-size="11pt" style:font-size-asian="11pt" style:font-size-complex="11pt" style:font-weight-complex="bold"/>
    </style:style>
    <style:style style:name="P13" style:family="paragraph" style:parent-style-name="Standard" style:list-style-name="L5">
      <style:paragraph-properties fo:text-align="justify" style:justify-single-word="false"/>
      <style:text-properties style:font-name="Century Schoolbook" fo:font-size="11pt" style:font-size-asian="11pt" style:font-size-complex="11pt" style:font-weight-complex="bold"/>
    </style:style>
    <style:style style:name="P14" style:family="paragraph" style:parent-style-name="Standard">
      <style:paragraph-properties fo:text-align="justify" style:justify-single-word="false"/>
      <style:text-properties style:font-name="Century Schoolbook" fo:font-size="11pt" officeooo:paragraph-rsid="002f5126" style:font-size-asian="11pt" style:font-size-complex="11pt" style:font-weight-complex="bold"/>
    </style:style>
    <style:style style:name="P15" style:family="paragraph" style:parent-style-name="Standard">
      <style:paragraph-properties fo:text-align="justify" style:justify-single-word="false"/>
      <style:text-properties style:font-name="Century Schoolbook" fo:font-size="11pt" fo:font-weight="normal" fo:background-color="#ffff00"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17" style:family="paragraph" style:parent-style-name="Standard" style:list-style-name="L2">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18" style:family="paragraph" style:parent-style-name="Standard" style:list-style-name="L3">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19" style:family="paragraph" style:parent-style-name="Standard" style:list-style-name="L9">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20" style:family="paragraph" style:parent-style-name="Standard" style:list-style-name="L9">
      <style:paragraph-properties fo:text-align="justify" style:justify-single-word="false"/>
      <style:text-properties style:font-name="Century Schoolbook" fo:font-size="11pt" fo:font-weight="normal" officeooo:paragraph-rsid="00385328" style:font-size-asian="11pt" style:font-weight-asian="normal" style:font-size-complex="11pt" style:font-weight-complex="bold"/>
    </style:style>
    <style:style style:name="P21" style:family="paragraph" style:parent-style-name="Standard" style:list-style-name="L9">
      <style:paragraph-properties fo:text-align="justify" style:justify-single-word="false"/>
      <style:text-properties style:font-name="Century Schoolbook" fo:font-size="11pt" fo:font-weight="normal" officeooo:paragraph-rsid="003a2f30" style:font-size-asian="11pt" style:font-weight-asian="normal" style:font-size-complex="11pt" style:font-weight-complex="bold"/>
    </style:style>
    <style:style style:name="P22" style:family="paragraph" style:parent-style-name="Standard" style:list-style-name="L10">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23" style:family="paragraph" style:parent-style-name="Standard" style:list-style-name="L11">
      <style:paragraph-properties fo:text-align="justify" style:justify-single-word="false"/>
      <style:text-properties style:font-name="Century Schoolbook" fo:font-size="11pt" fo:font-weight="normal" style:font-size-asian="11pt" style:font-weight-asian="normal" style:font-size-complex="11pt" style:font-weight-complex="bold"/>
    </style:style>
    <style:style style:name="P24" style:family="paragraph" style:parent-style-name="Standard">
      <style:paragraph-properties fo:text-align="justify" style:justify-single-word="false"/>
      <style:text-properties style:font-name="Century Schoolbook" fo:font-size="11pt" fo:font-weight="normal" officeooo:paragraph-rsid="00228e52" style:font-size-asian="11pt" style:font-weight-asian="normal" style:font-size-complex="11pt" style:font-weight-complex="bold"/>
    </style:style>
    <style:style style:name="P25" style:family="paragraph" style:parent-style-name="Standard" style:list-style-name="L8">
      <style:paragraph-properties fo:text-align="justify" style:justify-single-word="false"/>
      <style:text-properties style:font-name="Century Schoolbook" fo:font-size="11pt" fo:font-weight="normal" style:font-size-asian="11pt" style:font-weight-asian="normal" style:font-size-complex="11pt" style:font-weight-complex="normal"/>
    </style:style>
    <style:style style:name="P26" style:family="paragraph" style:parent-style-name="Standard" style:list-style-name="L8">
      <style:paragraph-properties fo:text-align="justify" style:justify-single-word="false"/>
      <style:text-properties style:font-name="Century Schoolbook" fo:font-size="11pt" fo:font-weight="normal" officeooo:paragraph-rsid="003668e6" style:font-size-asian="11pt" style:font-weight-asian="normal" style:font-size-complex="11pt" style:font-weight-complex="normal"/>
    </style:style>
    <style:style style:name="P27" style:family="paragraph" style:parent-style-name="Standard" style:list-style-name="L11">
      <style:paragraph-properties fo:text-align="justify" style:justify-single-word="false"/>
      <style:text-properties style:font-name="Century Schoolbook" fo:font-size="11pt"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Century Schoolbook" fo:font-size="11pt" fo:font-weight="normal" fo:background-color="#355e00" style:font-size-asian="11pt" style:font-weight-asian="normal" style:font-size-complex="11pt" style:font-weight-complex="bold"/>
    </style:style>
    <style:style style:name="P29" style:family="paragraph" style:parent-style-name="Standard">
      <style:paragraph-properties fo:text-align="justify" style:justify-single-word="false"/>
      <style:text-properties style:font-name="Century Schoolbook" fo:font-size="11pt" fo:font-weight="bold" style:font-size-asian="11pt" style:font-weight-asian="bold" style:font-size-complex="11pt" style:font-weight-complex="bold"/>
    </style:style>
    <style:style style:name="P30" style:family="paragraph" style:parent-style-name="Standard" style:list-style-name="L2">
      <style:paragraph-properties fo:text-align="justify" style:justify-single-word="false"/>
      <style:text-properties style:font-name="Century Schoolbook" fo:font-size="11pt"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2">
      <style:paragraph-properties fo:text-align="justify" style:justify-single-word="false"/>
      <style:text-properties officeooo:paragraph-rsid="00165539"/>
    </style:style>
    <style:style style:name="P34" style:family="paragraph" style:parent-style-name="Standard" style:list-style-name="L2">
      <style:paragraph-properties fo:text-align="justify" style:justify-single-word="false"/>
      <style:text-properties officeooo:paragraph-rsid="00173397"/>
    </style:style>
    <style:style style:name="P35" style:family="paragraph" style:parent-style-name="Standard" style:list-style-name="L2">
      <style:paragraph-properties fo:text-align="justify" style:justify-single-word="false"/>
      <style:text-properties officeooo:paragraph-rsid="0022e1ad"/>
    </style:style>
    <style:style style:name="P36" style:family="paragraph" style:parent-style-name="Standard" style:list-style-name="L2">
      <style:paragraph-properties fo:text-align="justify" style:justify-single-word="false"/>
      <style:text-properties officeooo:paragraph-rsid="00283994"/>
    </style:style>
    <style:style style:name="P37" style:family="paragraph" style:parent-style-name="Standard" style:list-style-name="L4">
      <style:paragraph-properties fo:text-align="justify" style:justify-single-word="false"/>
    </style:style>
    <style:style style:name="P38" style:family="paragraph" style:parent-style-name="Standard" style:list-style-name="L5">
      <style:paragraph-properties fo:text-align="justify" style:justify-single-word="false"/>
    </style:style>
    <style:style style:name="P39" style:family="paragraph" style:parent-style-name="Standard" style:list-style-name="L5">
      <style:paragraph-properties fo:text-align="justify" style:justify-single-word="false"/>
      <style:text-properties officeooo:paragraph-rsid="0031c8e9"/>
    </style:style>
    <style:style style:name="P40" style:family="paragraph" style:parent-style-name="Standard" style:list-style-name="L5">
      <style:paragraph-properties fo:text-align="justify" style:justify-single-word="false"/>
      <style:text-properties officeooo:paragraph-rsid="00355986"/>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L7">
      <style:paragraph-properties fo:text-align="justify" style:justify-single-word="false"/>
    </style:style>
    <style:style style:name="P43" style:family="paragraph" style:parent-style-name="Standard" style:list-style-name="L7">
      <style:paragraph-properties fo:text-align="justify" style:justify-single-word="false"/>
      <style:text-properties officeooo:paragraph-rsid="00355986"/>
    </style:style>
    <style:style style:name="P44" style:family="paragraph" style:parent-style-name="Standard">
      <style:paragraph-properties fo:text-align="justify" style:justify-single-word="false"/>
      <style:text-properties officeooo:paragraph-rsid="001f4ade"/>
    </style:style>
    <style:style style:name="P45" style:family="paragraph" style:parent-style-name="Standard">
      <style:paragraph-properties fo:text-align="justify" style:justify-single-word="false"/>
      <style:text-properties officeooo:paragraph-rsid="002f5126"/>
    </style:style>
    <style:style style:name="P46" style:family="paragraph" style:parent-style-name="Standard" style:list-style-name="L2">
      <style:paragraph-properties fo:text-align="justify" style:justify-single-word="false"/>
      <style:text-properties fo:color="#000080" style:font-name="Century Schoolbook" fo:font-size="11pt" officeooo:paragraph-rsid="00133696" style:font-size-asian="11pt" style:font-size-complex="11pt" style:font-weight-complex="bold"/>
    </style:style>
    <style:style style:name="P47" style:family="paragraph" style:parent-style-name="Standard" style:list-style-name="L5">
      <style:paragraph-properties fo:text-align="justify" style:justify-single-word="false"/>
      <style:text-properties fo:color="#000080" style:font-name="Century Schoolbook" fo:font-size="11pt" officeooo:paragraph-rsid="002f5388" style:font-size-asian="11pt" style:font-size-complex="11pt" style:font-weight-complex="bold"/>
    </style:style>
    <style:style style:name="P48" style:family="paragraph" style:parent-style-name="Standard">
      <style:paragraph-properties fo:text-align="justify" style:justify-single-word="false"/>
      <style:text-properties fo:color="#000080" style:font-name="Century Schoolbook" fo:font-size="11pt" fo:font-weight="normal" officeooo:paragraph-rsid="00228e52" style:font-size-asian="11pt" style:font-weight-asian="normal" style:font-size-complex="11pt" style:font-weight-complex="bold"/>
    </style:style>
    <style:style style:name="P49" style:family="paragraph" style:parent-style-name="Standard">
      <style:paragraph-properties fo:text-align="justify" style:justify-single-word="false"/>
      <style:text-properties fo:color="#000080"/>
    </style:style>
    <style:style style:name="P50" style:family="paragraph" style:parent-style-name="Standard" style:list-style-name="L2">
      <style:paragraph-properties fo:text-align="justify" style:justify-single-word="false"/>
      <style:text-properties fo:color="#000080" officeooo:paragraph-rsid="00165539"/>
    </style:style>
    <style:style style:name="P51" style:family="paragraph" style:parent-style-name="Standard" style:list-style-name="L2">
      <style:paragraph-properties fo:text-align="justify" style:justify-single-word="false"/>
      <style:text-properties fo:color="#000080" officeooo:paragraph-rsid="00173397"/>
    </style:style>
    <style:style style:name="P52" style:family="paragraph" style:parent-style-name="Standard" style:list-style-name="L2">
      <style:paragraph-properties fo:text-align="justify" style:justify-single-word="false"/>
      <style:text-properties fo:color="#000080" officeooo:paragraph-rsid="002146ef"/>
    </style:style>
    <style:style style:name="P53" style:family="paragraph" style:parent-style-name="Standard" style:list-style-name="L5">
      <style:paragraph-properties fo:text-align="justify" style:justify-single-word="false"/>
      <style:text-properties fo:color="#000080" officeooo:paragraph-rsid="0031c8e9"/>
    </style:style>
    <style:style style:name="P54" style:family="paragraph" style:parent-style-name="Standard" style:list-style-name="L3">
      <style:paragraph-properties fo:text-align="justify" style:justify-single-word="false"/>
      <style:text-properties fo:color="#ff420e" style:font-name="Century Schoolbook" fo:font-size="11pt" fo:font-weight="normal" officeooo:paragraph-rsid="002376c4" style:font-size-asian="11pt" style:font-weight-asian="normal" style:font-size-complex="11pt" style:font-weight-complex="bold"/>
    </style:style>
    <style:style style:name="P55" style:family="paragraph" style:parent-style-name="Standard" style:list-style-name="L2">
      <style:paragraph-properties fo:text-align="justify" style:justify-single-word="false"/>
      <style:text-properties fo:color="#ff420e" style:font-name="Century Schoolbook" fo:font-size="11pt" fo:font-weight="normal" officeooo:paragraph-rsid="002376c4" style:font-size-asian="11pt" style:font-weight-asian="normal" style:font-size-complex="11pt" style:font-weight-complex="bold"/>
    </style:style>
    <style:style style:name="P56" style:family="paragraph" style:parent-style-name="Standard" style:list-style-name="L2">
      <style:paragraph-properties fo:text-align="justify" style:justify-single-word="false"/>
      <style:text-properties fo:color="#ff420e" style:font-name="Century Schoolbook" fo:font-size="11pt" fo:font-weight="normal" officeooo:paragraph-rsid="00242c67" style:font-size-asian="11pt" style:font-weight-asian="normal" style:font-size-complex="11pt" style:font-weight-complex="bold"/>
    </style:style>
    <style:style style:name="P57" style:family="paragraph" style:parent-style-name="Standard" style:list-style-name="L2">
      <style:paragraph-properties fo:text-align="justify" style:justify-single-word="false"/>
      <style:text-properties fo:color="#ff420e" style:font-name="Century Schoolbook" fo:font-size="11pt" fo:font-weight="normal" officeooo:paragraph-rsid="00248141" style:font-size-asian="11pt" style:font-weight-asian="normal" style:font-size-complex="11pt" style:font-weight-complex="bold"/>
    </style:style>
    <style:style style:name="P58" style:family="paragraph" style:parent-style-name="Standard" style:list-style-name="L2">
      <style:paragraph-properties fo:text-align="justify" style:justify-single-word="false"/>
      <style:text-properties fo:color="#dd4814" style:font-name="Century Schoolbook" fo:font-size="11pt" fo:font-weight="normal" officeooo:paragraph-rsid="002376c4" style:font-size-asian="11pt" style:font-weight-asian="normal" style:font-size-complex="11pt" style:font-weight-complex="bold"/>
    </style:style>
    <style:style style:name="P59" style:family="paragraph" style:parent-style-name="Standard" style:list-style-name="L5">
      <style:paragraph-properties fo:text-align="justify" style:justify-single-word="false"/>
      <style:text-properties style:text-underline-style="solid" style:text-underline-type="double" style:text-underline-width="auto" style:text-underline-color="font-color" officeooo:paragraph-rsid="00355986"/>
    </style:style>
    <style:style style:name="P60" style:family="paragraph" style:parent-style-name="Standard" style:list-style-name="L7">
      <style:paragraph-properties fo:text-align="justify" style:justify-single-word="false"/>
      <style:text-properties fo:color="#808080" style:font-name="Arial1" fo:font-size="7pt" officeooo:paragraph-rsid="00355986" style:font-size-asian="7pt" style:font-size-complex="7pt"/>
    </style:style>
    <style:style style:name="P61" style:family="paragraph" style:parent-style-name="Standard" style:list-style-name="L9">
      <style:paragraph-properties fo:text-align="justify" style:justify-single-word="false"/>
      <style:text-properties fo:color="#355e00" style:font-name="Century Schoolbook" fo:font-size="11pt" fo:font-weight="normal" officeooo:paragraph-rsid="003a2f30" fo:background-color="transparent" style:font-size-asian="11pt" style:font-weight-asian="normal" style:font-size-complex="11pt" style:font-weight-complex="bold"/>
    </style:style>
    <style:style style:name="P62" style:family="paragraph" style:parent-style-name="Standard">
      <style:paragraph-properties fo:text-align="justify" style:justify-single-word="false" fo:background-color="transparent">
        <style:background-image/>
      </style:paragraph-properties>
      <style:text-properties style:font-name="Century Schoolbook" fo:font-size="11pt" fo:font-weight="bold" fo:background-color="#ffff00" style:font-size-asian="11pt" style:font-weight-asian="bold" style:font-size-complex="11pt" style:font-weight-complex="bold"/>
    </style:style>
    <style:style style:name="P63" style:family="paragraph" style:parent-style-name="Standard">
      <style:paragraph-properties fo:text-align="justify" style:justify-single-word="false" fo:background-color="transparent">
        <style:background-image/>
      </style:paragraph-properties>
      <style:text-properties style:font-name="Century Schoolbook" fo:font-size="11pt" fo:font-weight="bold" fo:background-color="transparent" style:font-size-asian="11pt" style:font-weight-asian="bold" style:font-size-complex="11pt" style:font-weight-complex="bold"/>
    </style:style>
    <style:style style:name="P64" style:family="paragraph" style:parent-style-name="Standard" style:list-style-name="L2">
      <style:paragraph-properties fo:margin-left="0cm" fo:margin-right="0cm" fo:text-align="justify" style:justify-single-word="false" fo:text-indent="-0.635cm" style:auto-text-indent="false"/>
    </style:style>
    <style:style style:name="P65" style:family="paragraph" style:parent-style-name="Standard" style:list-style-name="L3">
      <style:paragraph-properties fo:margin-left="0cm" fo:margin-right="0cm" fo:text-align="justify" style:justify-single-word="false" fo:text-indent="-0.635cm" style:auto-text-indent="false"/>
      <style:text-properties style:font-name="Century Schoolbook" fo:font-size="11pt" fo:font-weight="normal" style:font-size-asian="11pt" style:font-weight-asian="normal" style:font-size-complex="11pt" style:font-weight-complex="bold"/>
    </style:style>
    <style:style style:name="P66" style:family="paragraph" style:parent-style-name="Title" style:master-page-name="Standard">
      <style:paragraph-properties style:page-number="auto" fo:padding-left="0.141cm" fo:padding-right="0.141cm" fo:padding-top="0.035cm" fo:padding-bottom="0.035cm" fo:border="0.51pt solid #000000"/>
      <style:text-properties fo:font-size="11pt" fo:language="fr" fo:country="FR" style:font-size-asian="11pt" style:font-size-complex="11pt"/>
    </style:style>
    <style:style style:name="T1" style:family="text">
      <style:text-properties style:font-name="Century Schoolbook" fo:font-size="11pt" fo:font-weight="bold" style:font-size-asian="11pt" style:font-weight-asian="bold" style:font-size-complex="11pt" style:font-weight-complex="bold"/>
    </style:style>
    <style:style style:name="T2" style:family="text">
      <style:text-properties style:font-name="Century Schoolbook" fo:font-size="11pt" style:font-size-asian="11pt" style:font-size-complex="11pt" style:font-weight-complex="bold"/>
    </style:style>
    <style:style style:name="T3" style:family="text">
      <style:text-properties style:font-name="Century Schoolbook" fo:font-size="11pt" officeooo:rsid="0031c8e9" style:font-size-asian="11pt" style:font-size-complex="11pt" style:font-weight-complex="bold"/>
    </style:style>
    <style:style style:name="T4" style:family="text">
      <style:text-properties style:font-name="Century Schoolbook" fo:font-size="11pt" officeooo:rsid="003369f8" style:font-size-asian="11pt" style:font-size-complex="11pt" style:font-weight-complex="bold"/>
    </style:style>
    <style:style style:name="T5" style:family="text">
      <style:text-properties style:font-name="Century Schoolbook" fo:font-size="11pt" fo:font-weight="normal" style:font-size-asian="11pt" style:font-weight-asian="normal" style:font-size-complex="11pt" style:font-weight-complex="bold"/>
    </style:style>
    <style:style style:name="T6" style:family="text">
      <style:text-properties style:font-name="Century Schoolbook" fo:font-size="11pt" fo:font-weight="normal" officeooo:rsid="00165539" style:font-size-asian="11pt" style:font-weight-asian="normal" style:font-size-complex="11pt" style:font-weight-complex="bold"/>
    </style:style>
    <style:style style:name="T7" style:family="text">
      <style:text-properties style:font-name="Century Schoolbook" fo:font-size="11pt" fo:font-weight="normal" officeooo:rsid="00173397" style:font-size-asian="11pt" style:font-weight-asian="normal" style:font-size-complex="11pt" style:font-weight-complex="bold"/>
    </style:style>
    <style:style style:name="T8" style:family="text">
      <style:text-properties style:font-name="Century Schoolbook" fo:font-size="11pt" fo:font-weight="normal" officeooo:rsid="001f4ade" style:font-size-asian="11pt" style:font-weight-asian="normal" style:font-size-complex="11pt" style:font-weight-complex="bold"/>
    </style:style>
    <style:style style:name="T9" style:family="text">
      <style:text-properties style:font-name="Century Schoolbook" fo:font-size="11pt" fo:font-weight="normal" officeooo:rsid="002146ef" style:font-size-asian="11pt" style:font-weight-asian="normal" style:font-size-complex="11pt" style:font-weight-complex="bold"/>
    </style:style>
    <style:style style:name="T10" style:family="text">
      <style:text-properties style:font-name="Century Schoolbook" fo:font-size="11pt" fo:font-weight="normal" officeooo:rsid="00283994" style:font-size-asian="11pt" style:font-weight-asian="normal" style:font-size-complex="11pt" style:font-weight-complex="bold"/>
    </style:style>
    <style:style style:name="T11" style:family="text">
      <style:text-properties style:font-name="Century Schoolbook" fo:font-size="11pt" fo:font-weight="normal" style:font-size-asian="11pt" style:font-weight-asian="normal" style:font-size-complex="11pt" style:font-weight-complex="normal"/>
    </style:style>
    <style:style style:name="T12" style:family="text">
      <style:text-properties style:font-name="Century Schoolbook" fo:font-size="11pt" fo:background-color="#ffff00" style:font-size-asian="11pt" style:font-size-complex="11pt" style:font-weight-complex="bold"/>
    </style:style>
    <style:style style:name="T13" style:family="text">
      <style:text-properties fo:font-weight="bold" style:font-weight-asian="bold" style:font-weight-complex="bold"/>
    </style:style>
    <style:style style:name="T14" style:family="text">
      <style:text-properties style:font-weight-complex="bold"/>
    </style:style>
    <style:style style:name="T15" style:family="text">
      <style:text-properties fo:font-weight="normal" style:font-weight-asian="normal" style:font-weight-complex="normal"/>
    </style:style>
    <style:style style:name="T16" style:family="text">
      <style:text-properties officeooo:rsid="001086c9"/>
    </style:style>
    <style:style style:name="T17" style:family="text">
      <style:text-properties officeooo:rsid="00133696"/>
    </style:style>
    <style:style style:name="T18" style:family="text">
      <style:text-properties fo:color="#000080" officeooo:rsid="00140298"/>
    </style:style>
    <style:style style:name="T19" style:family="text">
      <style:text-properties fo:color="#000080" officeooo:rsid="002146ef"/>
    </style:style>
    <style:style style:name="T20" style:family="text">
      <style:text-properties fo:color="#000080" officeooo:rsid="00228e52"/>
    </style:style>
    <style:style style:name="T21" style:family="text">
      <style:text-properties fo:color="#000080" officeooo:rsid="0022e1ad"/>
    </style:style>
    <style:style style:name="T22" style:family="text">
      <style:text-properties fo:color="#000080" officeooo:rsid="00266d44"/>
    </style:style>
    <style:style style:name="T23" style:family="text">
      <style:text-properties fo:color="#000080" style:font-name="Century Schoolbook" fo:font-size="11pt" fo:font-weight="normal" officeooo:rsid="00283994" style:font-size-asian="11pt" style:font-weight-asian="normal" style:font-size-complex="11pt" style:font-weight-complex="bold"/>
    </style:style>
    <style:style style:name="T24" style:family="text">
      <style:text-properties fo:color="#000080" style:font-name="Century Schoolbook" fo:font-size="11pt" fo:font-weight="normal" officeooo:rsid="001f4ade" style:font-size-asian="11pt" style:font-weight-asian="normal" style:font-size-complex="11pt" style:font-weight-complex="bold"/>
    </style:style>
    <style:style style:name="T25" style:family="text">
      <style:text-properties fo:color="#000080" style:font-name="Century Schoolbook" fo:font-size="11pt" fo:font-weight="normal" officeooo:rsid="0029f436" style:font-size-asian="11pt" style:font-weight-asian="normal" style:font-size-complex="11pt" style:font-weight-complex="bold"/>
    </style:style>
    <style:style style:name="T26" style:family="text">
      <style:text-properties fo:color="#000080" style:font-name="Century Schoolbook" fo:font-size="11pt" fo:font-weight="normal" officeooo:rsid="002c4a19" style:font-size-asian="11pt" style:font-weight-asian="normal" style:font-size-complex="11pt" style:font-weight-complex="bold"/>
    </style:style>
    <style:style style:name="T27" style:family="text">
      <style:text-properties officeooo:rsid="00189c8d"/>
    </style:style>
    <style:style style:name="T28" style:family="text">
      <style:text-properties officeooo:rsid="001a9b41"/>
    </style:style>
    <style:style style:name="T29" style:family="text">
      <style:text-properties officeooo:rsid="001ae9f9"/>
    </style:style>
    <style:style style:name="T30" style:family="text">
      <style:text-properties officeooo:rsid="001be331"/>
    </style:style>
    <style:style style:name="T31" style:family="text">
      <style:text-properties officeooo:rsid="00228e52"/>
    </style:style>
    <style:style style:name="T32" style:family="text">
      <style:text-properties officeooo:rsid="002376c4"/>
    </style:style>
    <style:style style:name="T33" style:family="text">
      <style:text-properties officeooo:rsid="002cc168"/>
    </style:style>
    <style:style style:name="T34" style:family="text">
      <style:text-properties officeooo:rsid="002f5126"/>
    </style:style>
    <style:style style:name="T35" style:family="text">
      <style:text-properties fo:color="#ff420e" style:font-name="Century Schoolbook" fo:font-size="11pt" fo:font-weight="normal" officeooo:rsid="002376c4" style:font-size-asian="11pt" style:font-weight-asian="normal" style:font-size-complex="11pt" style:font-weight-complex="bold"/>
    </style:style>
    <style:style style:name="T36" style:family="text">
      <style:text-properties fo:color="#ff420e" officeooo:rsid="002376c4" style:font-weight-complex="bold"/>
    </style:style>
    <style:style style:name="T37" style:family="text">
      <style:text-properties fo:color="#ff420e" officeooo:rsid="002376c4"/>
    </style:style>
    <style:style style:name="T38" style:family="text">
      <style:text-properties fo:color="#000000" style:font-name="Century Schoolbook" fo:font-size="11pt" style:font-size-asian="11pt" style:font-size-complex="11pt" style:font-weight-complex="bold"/>
    </style:style>
    <style:style style:name="T39" style:family="text">
      <style:text-properties officeooo:rsid="002f5388"/>
    </style:style>
    <style:style style:name="T40" style:family="text">
      <style:text-properties officeooo:rsid="00355986"/>
    </style:style>
    <style:style style:name="T41" style:family="text">
      <style:text-properties officeooo:rsid="003a2f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P MPI1– IG2I Saison 2014/2015</text:p>
      <text:p text:style-name="P7">Programmation Modulaire – Makefiles – Librairie SDL2 – Lancement des projets</text:p>
      <text:p text:style-name="P1"/>
      <text:p text:style-name="P1"><text:span text:style-name="T1">Objectif </text:span><text:span text:style-name="T2">: Découvrir les outils permettant de faciliter la production d'exécutables modulaires en langage C. Découvrir l'architecture d'exécution de programmes utilisant des librairies partagées. Découvrir l'organisation de projets open source et la procédure de génération à partir des sources. Découvrir la librairie SDL2. Lancer les mini-projets MPI. </text:span></text:p>
      <text:p text:style-name="P2"/>
      <text:p text:style-name="P5"><text:span text:style-name="T1">NB : </text:span><text:span text:style-name="T11">On travaillera </text:span><text:span text:style-name="T1">exclusivement sur des environnements LINUX</text:span><text:span text:style-name="T11"> pour faire les Tps de MPI.</text:span></text:p>
      <text:p text:style-name="P6"/>
      <text:p text:style-name="P6"><text:span text:style-name="T1">Evaluation de la première séance : </text:span><text:span text:style-name="T15">On rendra à la fin de la séance ce document </text:span>complété <text:span text:style-name="T15">sur moodle.</text:span></text:p>
      <text:p text:style-name="P63"><text:s/></text:p>
      <text:p text:style-name="P1"><text:span text:style-name="T1">Plan de la séance</text:span> <text:span text:style-name="T1">: </text:span></text:p>
      <text:list xml:id="list3763448089717448575" text:style-name="L1">
        <text:list-item>
          <text:p text:style-name="P9">Développent modulaire, librairies partagées. </text:p>
        </text:list-item>
        <text:list-item>
          <text:p text:style-name="P9">Recompilation et installation des librairies SDL2, SDL2_image et SDL2_ttf</text:p>
        </text:list-item>
        <text:list-item>
          <text:p text:style-name="P9">Utilisation de la librairie SDL pour la production de programmes graphiques</text:p>
        </text:list-item>
        <text:list-item>
          <text:p text:style-name="P9">Lancement des mini-projets et planning de travail</text:p>
        </text:list-item>
      </text:list>
      <text:p text:style-name="P15"/>
      <text:p text:style-name="P3"><text:s/></text:p>
      <text:p text:style-name="P3">Exercice 1 : Développent modulaire, librairies partagées </text:p>
      <text:p text:style-name="P2"/>
      <text:p text:style-name="P1"><text:span text:style-name="T1">Objectif </text:span><text:span text:style-name="T2">: Comprendre les étapes d'une compilation en langage C. Savoir utiliser les commandes gcc, nm, ldd. <text:s/>Savoir produire un fichier makefile et des librairies. Savoir compiler/exécuter un programme utilisant des librairies situées à des emplacements non standards.</text:span></text:p>
      <text:p text:style-name="P2"/>
      <text:list xml:id="list2321318621256364617" text:style-name="L2">
        <text:list-item>
          <text:p text:style-name="P10">Nous reprenons le code du programme « julius » utilisé lors du CTP d'ISER. Télécharger le code source sur moodle, le décompacter dans un répertoire nommé « mpi » sur votre machine de développement.</text:p>
          <text:p text:style-name="P58"><text:span text:style-name="T32">-Fait</text:span></text:p>
          <text:p text:style-name="P55"><text:span text:style-name="T32"/></text:p>
        </text:list-item>
        <text:list-item>
          <text:p text:style-name="P10">Compiler le code fourni en ligne de commande et exécuter les programmes test_julius et shell_julius.</text:p>
          <text:p text:style-name="P58"><text:span text:style-name="T32">-Fait</text:span></text:p>
          <text:p text:style-name="P55"><text:span text:style-name="T32"/></text:p>
        </text:list-item>
        <text:list-item>
          <text:p text:style-name="P10">Comment activer le mode de débogage prévu dans le code ? Que réalise ce mode ? </text:p>
          <text:p text:style-name="P46"><text:span text:style-name="T16">Pour l'activer, on le dé-commente </text:span><text:span text:style-name="T17">la définition de la constante JULIUS_DEBUG.</text:span></text:p>
          <text:p text:style-name="P46"><text:span text:style-name="T17">Ce mode permet d</text:span><text:span text:style-name="T27">'avoir des informations supplémentaires lors de l’exécution (rappel de la chaine et du décallage choisi, allocation 8 octets </text:span><text:span text:style-name="T28">ok ou non</text:span><text:span text:style-name="T27">, encodage </text:span><text:span text:style-name="T28">ok ou non</text:span><text:span text:style-name="T27">, </text:span><text:span text:style-name="T28">et le </text:span><text:span text:style-name="T27">résultat) pour mieux comprendre </text:span><text:span text:style-name="T30">un </text:span><text:span text:style-name="T29">éventuel problème.</text:span></text:p>
          <text:p text:style-name="P11"><text:span text:style-name="T16"/></text:p>
        </text:list-item>
        <text:list-item>
          <text:p text:style-name="P10">Comment changer la chaîne de test employée dans le programme test_julius ? A quoi sert le mot-clé extern ?</text:p>
        </text:list-item>
      </text:list>
      <text:p text:style-name="P2"><text:tab/><text:span text:style-name="T18">On peut changer la chaine en modifiant la constante TEST_STRING en <text:tab/>rajoutant : -D'TEST_STRING= « autre chaine »'</text:span></text:p>
      <text:p text:style-name="P2"><text:span text:style-name="T18"><text:tab/></text:span><text:span text:style-name="T22">Avec l'ajout du mot clé extern, s</text:span><text:span text:style-name="T19">i </text:span><text:span text:style-name="T22">la </text:span><text:span text:style-name="T19">déclaration se trouve dans un '.h', tous les <text:tab/>fichiers qui incluent ce '.h' pourront l'utiliser. </text:span></text:p>
      <text:p text:style-name="P2"/>
      <text:list xml:id="list1501060619" text:continue-numbering="true" text:style-name="L2">
        <text:list-item>
          <text:p text:style-name="P32"><text:span text:style-name="T2">Produire un makefile permettant de recompiler les exécutables précédents, en version debug ou non. On prévoira une règle </text:span><text:span text:style-name="T1">clean</text:span><text:span text:style-name="T2"> permettant de supprimer les fichiers intermédiaires et les binaires produits ; ainsi qu'une règle </text:span><text:span text:style-name="T1">all</text:span><text:span text:style-name="T2"> par défaut permettant de régénérer l'ensemble des cibles du fichier makefile.</text:span></text:p>
          <text:p text:style-name="P58"><text:span text:style-name="T32">-Fait</text:span></text:p>
          <text:p text:style-name="P10"/>
          <text:p text:style-name="P64"><text:soft-page-break/><text:span text:style-name="T2">Nous souhaitons mettre en œuvre une compilation </text:span><text:span text:style-name="T1">modulaire, en séparant les étapes de compilation et d'édition de liens. </text:span></text:p>
          <text:p text:style-name="P30"/>
        </text:list-item>
        <text:list-item>
          <text:p text:style-name="P32"><text:span text:style-name="T11">Ajustez votre makefile en conséquence pour compiler les fichiers objets </text:span><text:span text:style-name="T5">intermédiaires. Quels sont les avantages d'une compilation séparée ? <text:s/></text:span></text:p>
          <text:p text:style-name="P50"><text:span text:style-name="T6">Elle permet de gagner du temps lors que la compilation, car seulement les fichiers modifiés depuis le précédant build (dont la date de modification est plus récente) sont récompilés.</text:span></text:p>
          <text:p text:style-name="P33"><text:span text:style-name="T6"/></text:p>
        </text:list-item>
        <text:list-item>
          <text:p text:style-name="P32"><text:span text:style-name="T5">Visualiser à l'aide de la commande </text:span><text:span text:style-name="T1">nm</text:span><text:span text:style-name="T5"> les symboles présents dans les fichiers objets générés. Que représentent-ils ? </text:span></text:p>
          <text:p text:style-name="P51"><text:span text:style-name="T7">Les symboles présents sont T (défini dans le code), U (appelé mais pas défini) et B (présent dans la section des données non initialisées) </text:span></text:p>
          <text:p text:style-name="P34"><text:span text:style-name="T7"/></text:p>
        </text:list-item>
        <text:list-item>
          <text:p text:style-name="P32"><text:span text:style-name="T5">Que constatez-vous lorsque vous utilisez cette commande sur le fichier exécutable généré ? Vérifier la nature de l'exécutable à l'aide des commandes </text:span><text:span text:style-name="T1">file</text:span><text:span text:style-name="T5"> et </text:span><text:span text:style-name="T1">ldd</text:span><text:span text:style-name="T5">.</text:span></text:p>
          <text:p text:style-name="P52"><text:span text:style-name="T9">-</text:span><text:span text:style-name="T10">On constate qu'il y a beaucoup plus de symboles.</text:span></text:p>
          <text:p text:style-name="P36"><text:span text:style-name="T23">-La commande file nous informe que c'est un executable 64-bit, x86-64, dynamically linked (uses shared libs), pour GNU/Linux 2.6.24. La commande ldd nous informe qu'il est lié au librairies dynamiques linux-vdso.so.1, libc.so.6 et ld-linux-x86-64.so.2</text:span></text:p>
          <text:p text:style-name="P36"><text:span text:style-name="T23"/></text:p>
        </text:list-item>
        <text:list-item>
          <text:p text:style-name="P32"><text:span text:style-name="T5">Produire vos exécutables en réalisant une édition de liens </text:span><text:span text:style-name="T1">statique</text:span><text:span text:style-name="T5">. Comparez les deux fichiers exécutables en version statique et dynamique. Quels sont les avantages d'utiliser des librairies dynamiques ? Quels sont leurs noms sous Linux ? Sous Windows ?</text:span></text:p>
        </text:list-item>
      </text:list>
      <text:p text:style-name="P49"><text:span text:style-name="T5"><text:tab/></text:span><text:span text:style-name="T8">-Les fichiers exécutables en version statique sont bien plus lourds.</text:span></text:p>
      <text:p text:style-name="P44"><text:span text:style-name="T24"><text:tab/>-</text:span><text:span text:style-name="T25">Les avantages d'utiliser des librairies dynamiques sont </text:span><text:span text:style-name="T26">que le programme est <text:tab/>plus léger, que la librarie n'est chargée qu'une fois en mémoire (même si elle <text:tab/>est utilisée par plusieurs exécutables) et enfin que lors de modifications <text:tab/>apportées à la librarie, l'application l'utilisant n'a pas besoin d'être recompilée.</text:span></text:p>
      <text:p text:style-name="P49"><text:span text:style-name="T5"><text:tab/></text:span><text:span text:style-name="T8">-Les noms des librairies statiques sont .a sous Linux et .lib sous Windows, et <text:tab/>ceux des dynamiques sont .so sous Linux et .dll sous Windows.</text:span></text:p>
      <text:p text:style-name="P16"/>
      <text:p text:style-name="P1"><text:span text:style-name="T5">Jusqu'à présent, nous avons considéré que nous disposions du code source du fichier julius.c pour produire nos exécutables. Nous souhaitons maintenant transformer ce code en une </text:span><text:span text:style-name="T1">librairie de fonctions</text:span><text:span text:style-name="T5">. A terme, nous ne disposerons plus que de la librairie (en version statique et dynamique), et du fichier d'entête julius.h, </text:span><text:span text:style-name="T1">ce qui est la situation la plus courante dans les systèmes d'exploitation modernes.</text:span><text:span text:style-name="T5"> <text:s/>Nous devrons donc demander explicitement à gcc de réaliser une édition de liens avec la librairie produite. </text:span></text:p>
      <text:p text:style-name="P16"/>
      <text:list xml:id="list1054883947" text:continue-numbering="true" text:style-name="L2">
        <text:list-item>
          <text:p text:style-name="P17">Où se trouvent les librairies standards sous Linux ? Comment sont nommées les librairies statiques et dynamiques sous Linux ? Comment réaliser une édition de liens avec une librairie externe ? </text:p>
        </text:list-item>
      </text:list>
      <text:p text:style-name="P16"><text:tab/><text:span text:style-name="T31">-</text:span><text:span text:style-name="T19">Les librairies standards se trouvent dans /usr/lib sous Linux.</text:span></text:p>
      <text:p text:style-name="P24"><text:span text:style-name="T20"><text:tab/>-</text:span><text:span text:style-name="T21">Comme vu question 9, les libraries statiques et dynamiques sont nomées .a <text:tab/>et .so sous Linux.</text:span></text:p>
      <text:p text:style-name="P48"><text:span text:style-name="T31"><text:tab/>-</text:span><text:span text:style-name="T33">On réalise une édition de liens avec l'option -l de gcc</text:span></text:p>
      <text:p text:style-name="P16"/>
      <text:list xml:id="list868069569" text:continue-numbering="true" text:style-name="L2">
        <text:list-item>
          <text:p text:style-name="P35"><text:span text:style-name="T5">Une librairie statique est simplement un ensemble de fichiers objets organisés sous la forme d'une archive avec la commande ar -qvs. Documentez-vous sur cette commande et ajoutez une règle dans votre fichier makefile pour produire la librairie libjulius.a. Localisez quelques autres librairies standards sur votre poste de développement et affichez leur contenus à l'aide de la commande </text:span><text:span text:style-name="T1">nm</text:span><text:span text:style-name="T5">.</text:span></text:p>
          <text:p text:style-name="P57"><text:span text:style-name="T32">-Fait</text:span></text:p>
          <text:p text:style-name="P35"><text:span text:style-name="T5"><text:s/></text:span></text:p>
        </text:list-item>
        <text:list-item>
          <text:p text:style-name="P32"><text:soft-page-break/><text:span text:style-name="T5">Une librairie dynamique est produite par la compilation d'un fichier source en un fichier objet avec l'option </text:span><text:span text:style-name="T1">-fPIC</text:span><text:span text:style-name="T5">. Il faut ensuite utiliser l'option </text:span><text:span text:style-name="T1">-shared</text:span><text:span text:style-name="T5"> pour produire la librairie à partir du fichier objet. Ajoutez une règle dans votre fichier makefile pour produire la librairie libjulius.so.</text:span></text:p>
          <text:p text:style-name="P56"><text:span text:style-name="T32">-Fait</text:span></text:p>
          <text:p text:style-name="P32"><text:span text:style-name="T5"/></text:p>
        </text:list-item>
        <text:list-item>
          <text:p text:style-name="P17">Réorganiser maintenant votre code pour créer les répertoires suivants dans votre répertoire mpi : </text:p>
        </text:list-item>
      </text:list>
      <text:list xml:id="list8450453500647353917" text:style-name="L3">
        <text:list-item>
          <text:p text:style-name="P18">mpi/bak/ contient tous les fichiers précédents</text:p>
        </text:list-item>
        <text:list-item>
          <text:p text:style-name="P18">mpi/src/ contient les fichiers test_julius.c et shell_julius.c</text:p>
        </text:list-item>
        <text:list-item>
          <text:p text:style-name="P18">mpi/lib/ contient les fichiers libjulius.a et libjulius.so</text:p>
        </text:list-item>
        <text:list-item>
          <text:p text:style-name="P18">mpi/include/ contient le fichier julius.h</text:p>
        </text:list-item>
        <text:list-item>
          <text:p text:style-name="P18">mpi/bin contiendra les fichiers binaires produits</text:p>
        </text:list-item>
        <text:list-item>
          <text:p text:style-name="P18">mpi/build contiendra les fichiers intermédiaires</text:p>
          <text:p text:style-name="P54"><text:span text:style-name="T32">-Fait</text:span></text:p>
          <text:p text:style-name="P65"/>
          <text:p text:style-name="P65">Nous souhaitons maintenant rédiger un nouveau fichier makefile permettant de produire de nouveau les exécutables test_julius et shell_julius sans recourir au code source julius.c, mais en utilisant les librairies produites précédemment. <text:s/></text:p>
        </text:list-item>
      </text:list>
      <text:list xml:id="list1543171134" text:continue-list="list868069569" text:style-name="L2">
        <text:list-item>
          <text:p text:style-name="P17">Nous commençons par rédiger les règles permettant de produire les fichiers objets, ce qui ne nécessite pas d'édition de liens avec les librairies. Quelle erreur survient ? Comment la résoudre ? </text:p>
        </text:list-item>
        <text:list-item>
          <text:p text:style-name="P32"><text:span text:style-name="T5">Nous préférons modifier les inclusions des fichiers d'entête dans les fichiers test_julius.c et shell_julius.c en utilisant des appels entre </text:span><text:span text:style-name="T1">chevrons </text:span><text:span text:style-name="T5">: #include &lt;julius.h&gt; et non plus des guillemets. Que cela signifie-t-il ? Quelle option de gcc permet d'indiquer le chemin de recherche des fichiers d'entête situés à des emplacements non standards ?</text:span></text:p>
        </text:list-item>
        <text:list-item>
          <text:p text:style-name="P17">Ajouter au makefile les règles permettant de produire les exécutables en version statique et dynamique grâce à une édition de liens avec la librairie julius. Quelle option de gcc est utilisée pour demander une édition de liens avec une librairie externe ? Quelle option de gcc permet d'indiquer le chemin de recherche des librairies situées à des emplacements non standards ?</text:p>
        </text:list-item>
        <text:list-item>
          <text:p text:style-name="P32"><text:span text:style-name="T5">Il ne reste plus qu'à exécuter les programmes générés. Afficher avec </text:span><text:span text:style-name="T1">ldd</text:span><text:span text:style-name="T5"> les dépendances de vos exécutables. La dépendance avec la librairie julius n'est pas résolue, car le système d'exploitation ne trouve pas notre librairie puisqu'elle n'est pas dans un répertoire standard. Pour indiquer à l'OS où chercher, il faut ajouter à votre interpréteur une variable d'environnement nommé </text:span><text:span text:style-name="T1">LD_LIBRARY_PATH, qu'il faut exporter bien entendu</text:span><text:span text:style-name="T5">. Une fois cela fait, vérifier que la librairie est trouvée, et que le programme peut s'exécuter. </text:span></text:p>
        </text:list-item>
        <text:list-item>
          <text:p text:style-name="P17">Comment garantir que cette variable sera toujours définie pour l'utilisateur courante à chaque ouverture d'un terminal ? Mettez en œuvre cette procédure.</text:p>
        </text:list-item>
      </text:list>
      <text:p text:style-name="P2"/>
      <text:p text:style-name="P2"/>
      <text:p text:style-name="P2"/>
      <text:p text:style-name="P2"/>
      <text:p text:style-name="P2"/>
      <text:p text:style-name="P2"/>
      <text:p text:style-name="P3"/>
      <text:p text:style-name="P3">Exercice 2 : Recompilation et installation des librairies SDL2, SDL2_image et SDL2_ttf</text:p>
      <text:p text:style-name="P1"/>
      <text:p text:style-name="P1"><text:span text:style-name="T1">Objectif </text:span><text:span text:style-name="T2">: Nous souhaitons installer sur notre machine les librairies graphiques qui nous permettrons de produire des jeux vidéos. Pour cela, nous avons besoin de la librairie SDL2, ainsi que des librairies auxiliaires SDL_ttf pour l'affichage des chaînes de caractères, et SDL_images permettant l'affichage des images. Plusieurs solutions s'offrent à nous pour installer les librairies nécessaires sur notre machine : </text:span></text:p>
      <text:list xml:id="list2409662866771595042" text:style-name="L4">
        <text:list-item>
          <text:p text:style-name="P12">Installer les paquets de développement de ces librairies à l'aide du gestionnaire de paquets apt. Elles s'installent dans les répertoires standards de la machine (/lib, /usr/include). Les paquets de développement sont généralement nommés <text:soft-page-break/>« libxyz-dev ». Ils contiennent les librairies statiques et dynamiques (tout comme les paquets standard), mais également les fichiers d'entête.</text:p>
        </text:list-item>
        <text:list-item>
          <text:p text:style-name="P12">Télécharger les librairies déjà compilées pour notre machine sur le site des développeurs, et les installer nous-mêmes</text:p>
        </text:list-item>
        <text:list-item>
          <text:p text:style-name="P37"><text:span text:style-name="T2">Recompiler les librairies, et les installer nous-mêmes. </text:span><text:span text:style-name="T1">C'est cette solution que nous choisirons</text:span><text:span text:style-name="T2"> puisque nous sommes maintenant aguerris aux processus de recompilation, et que c'est la garantie de disposer des plus récentes versions disponibles. Toutefois, nous ne recompilerons pas tout et certaines librairies seront quand même nécessaires pour recompiler nos librairies SDL (freetype, formats d'images...) qu'il nous faudra installer à l'aide du gestionnaire de paquets apt. </text:span></text:p>
        </text:list-item>
      </text:list>
      <text:p text:style-name="P2"/>
      <text:list xml:id="list5710025679266810385" text:style-name="L5">
        <text:list-item>
          <text:p text:style-name="P13">Télécharger sur moodle les sources de SDL2, SDL2_image et SDL2_ttf. Alternativement, on peut les trouver aux adresses suivantes : </text:p>
        </text:list-item>
      </text:list>
      <text:list xml:id="list3309476089953908337" text:style-name="L6">
        <text:list-item>
          <text:p text:style-name="P41"><text:a xlink:type="simple" xlink:href="http://www.libsdl.org/download-2.0.php"><text:span text:style-name="T38">http://www.libsdl.org/download-2.0.php</text:span></text:a></text:p>
        </text:list-item>
        <text:list-item>
          <text:p text:style-name="P41"><text:a xlink:type="simple" xlink:href="https://www.libsdl.org/projects/SDL_image/"><text:span text:style-name="T38">https://www.libsdl.org/projects/SDL_image/</text:span></text:a></text:p>
        </text:list-item>
        <text:list-item>
          <text:p text:style-name="P41"><text:a xlink:type="simple" xlink:href="https://www.libsdl.org/projects/SDL_ttf/"><text:span text:style-name="T38">https://www.libsdl.org/projects/SDL_ttf/</text:span></text:a></text:p>
        </text:list-item>
      </text:list>
      <text:p text:style-name="P45"><text:span text:style-name="T2"><text:tab/></text:span><text:span text:style-name="T35">-Fait</text:span></text:p>
      <text:p text:style-name="P2"/>
      <text:list xml:id="list1044989764" text:continue-list="list5710025679266810385" text:style-name="L5">
        <text:list-item>
          <text:p text:style-name="P13">Décompactez les sources de la librairie SDL2, et placez-vous dans le répertoire obtenu. Parcourrez rapidement les fichiers les fichiers README et INSTALL, et lancez la commande ./configure ––help. Trouvez l'option permettant d'indiquer l'emplacement du répertoire d'installation de la librairie. </text:p>
          <text:p text:style-name="P47"><text:span text:style-name="T34">-D'après </text:span><text:span text:style-name="T39">par defaut les fichiers seront installés dans /usr/local/bin</text:span><text:span text:style-name="T34">, </text:span><text:span text:style-name="T39">il est cependant possible de spécifier un préfixe d'installation</text:span><text:span text:style-name="T34"> </text:span><text:span text:style-name="T39">en utilisant </text:span><text:span text:style-name="T34">'--prefix=$HOME'</text:span></text:p>
        </text:list-item>
      </text:list>
      <text:p text:style-name="P14"><text:span text:style-name="T34"/></text:p>
      <text:list xml:id="list1452446117" text:continue-numbering="true" text:style-name="L5">
        <text:list-item>
          <text:p text:style-name="P38"><text:span text:style-name="T2">On choisira d'installer notre librairie dans le sous-répertoire </text:span><text:span text:style-name="T1">mpi/rootSDL</text:span><text:span text:style-name="T2">. Créer une variable d'environnement dans votre interpréteur nommée « </text:span><text:span text:style-name="T1">TARGET </text:span><text:span text:style-name="T2">» contenant le chemin absolu de ce répertoire.</text:span></text:p>
          <text:p text:style-name="P53"><text:span text:style-name="T3">On se rend dans le répertoire en question, et on tape 'export TARGET=</text:span><text:span text:style-name="T4">`</text:span><text:span text:style-name="T3">pwd</text:span><text:span text:style-name="T4">`</text:span><text:span text:style-name="T3">'</text:span></text:p>
          <text:p text:style-name="P39"><text:span text:style-name="T3"/></text:p>
        </text:list-item>
        <text:list-item>
          <text:p text:style-name="P13">On procède ensuite comme indiqué dans la documentation : </text:p>
        </text:list-item>
      </text:list>
      <text:list xml:id="list8722222214824314847" text:style-name="L7">
        <text:list-item>
          <text:p text:style-name="P42"><text:span text:style-name="T1">./configure</text:span><text:span text:style-name="T2"> (+ option trouvée) permet de vérifier que les outils de compilation sont bien disponibles sur le poste de développement</text:span></text:p>
        </text:list-item>
        <text:list-item>
          <text:p text:style-name="P42"><text:span text:style-name="T1">make</text:span><text:span text:style-name="T2"> permet de compiler la librairie SDL. On pourra utiliser l'option -j9 pour accélérer la compilation</text:span></text:p>
        </text:list-item>
        <text:list-item>
          <text:p text:style-name="P42"><text:span text:style-name="T1">make install</text:span><text:span text:style-name="T2"> copie les fichiers générés à l'étape précédente dans le répertoire choisi, ici </text:span><text:span text:style-name="T1">mpi/rootSDL</text:span><text:span text:style-name="T2">. A la fin de l'installation, des affichages donnent des pistes pour utiliser correctement ces librairies qui n'ont pas été installées à un emplacement standard. Copiez ces pistes dans votre CR.</text:span></text:p>
          <text:p text:style-name="P43"><text:span text:style-name="T35">-Fait</text:span></text:p>
          <text:p text:style-name="P60"><text:span text:style-name="T40">Libraries have been installed in:</text:span></text:p>
          <text:p text:style-name="P60"><text:span text:style-name="T40"><text:s text:c="3"/>/home/eleve/Bureau/exo2/rootSDL/lib</text:span></text:p>
          <text:p text:style-name="P60"><text:span text:style-name="T40"></text:span></text:p>
          <text:p text:style-name="P60"><text:span text:style-name="T40">If you ever happen to want to link against installed libraries</text:span></text:p>
          <text:p text:style-name="P60"><text:span text:style-name="T40">in a given directory, LIBDIR, you must either use libtool, and</text:span></text:p>
          <text:p text:style-name="P60"><text:span text:style-name="T40">specify the full pathname of the library, or use the `-LLIBDIR'</text:span></text:p>
          <text:p text:style-name="P60"><text:span text:style-name="T40">flag during linking and do at least one of the following:</text:span></text:p>
          <text:p text:style-name="P60"><text:span text:style-name="T40"><text:s text:c="3"/>- add LIBDIR to the `LD_LIBRARY_PATH' environment variable</text:span></text:p>
          <text:p text:style-name="P60"><text:span text:style-name="T40"><text:s text:c="5"/>during execution</text:span></text:p>
          <text:p text:style-name="P60"><text:span text:style-name="T40"><text:s text:c="3"/>- add LIBDIR to the `LD_RUN_PATH' environment variable</text:span></text:p>
          <text:p text:style-name="P60"><text:span text:style-name="T40"><text:s text:c="5"/>during linking</text:span></text:p>
          <text:p text:style-name="P60"><text:span text:style-name="T40"><text:s text:c="3"/>- use the `-Wl,-rpath -Wl,LIBDIR' linker flag</text:span></text:p>
          <text:p text:style-name="P60"><text:span text:style-name="T40"><text:s text:c="3"/>- have your system administrator add LIBDIR to `/etc/ld.so.conf'</text:span></text:p>
          <text:p text:style-name="P60"><text:span text:style-name="T40"></text:span></text:p>
          <text:p text:style-name="P60"><text:span text:style-name="T40">See any operating system documentation about shared libraries for</text:span></text:p>
          <text:p text:style-name="P60"><text:span text:style-name="T40">more information, such as the ld(1) and ld.so(8) manual pages.</text:span></text:p>
          <text:p text:style-name="P43"><text:span text:style-name="T35"/></text:p>
        </text:list-item>
      </text:list>
      <text:list xml:id="list2084819923" text:continue-list="list1452446117" text:style-name="L5">
        <text:list-item>
          <text:p text:style-name="P38"><text:span text:style-name="T2">Une fois la librairie SDL recompilée, choisir dans le sous répertoire test les programmes testdrawchessboard.c et testkeys.c. Recopiez-les dans un répertoire nommé </text:span><text:span text:style-name="T1">mpi/testSDL</text:span><text:span text:style-name="T2">, et créez un fichier makefile permettant de les recompiler. Tester ces deux programmes.</text:span></text:p>
          <text:p text:style-name="P40"><text:span text:style-name="T35">-Fait</text:span></text:p>
          <text:p text:style-name="P59"><text:soft-page-break/><text:span text:style-name="T35"/></text:p>
        </text:list-item>
        <text:list-item>
          <text:p text:style-name="P38"><text:span text:style-name="T2">Reproduire l'opération de compilation/installation avec les librairies SDL2_ttf et SDL2_images que l'on installera également dans le répertoire <text:s/></text:span><text:span text:style-name="T1">mpi/rootSDL</text:span><text:span text:style-name="T11">. Ces librairies dépendant de la libSDL2 qui n'est pas installée dans des répertoires standards de la machine, nous aurons besoin d'une option supplémentaire permettant d'indiquer lors de la configuration où se trouve le répertoire d'installation de la libSDL2. Il est possible que ces librairies en nécessitent d'autres, par exemple, la librairie freetype2 est nécessaire pour recompiler SDL2_ttf. Pour ce faire, on utilisera les commandes : </text:span></text:p>
        </text:list-item>
      </text:list>
      <text:list xml:id="list9135256650266720856" text:style-name="L8">
        <text:list-item>
          <text:p text:style-name="P25">apt-cache search freetype</text:p>
        </text:list-item>
        <text:list-item>
          <text:p text:style-name="P25">apt-get install libfreetype6-dev</text:p>
          <text:p text:style-name="P26"><text:span text:style-name="T36">-Fait</text:span></text:p>
        </text:list-item>
      </text:list>
      <text:p text:style-name="P2"/>
      <text:p text:style-name="P2">A la fin de cette partie, nous disposons des librairies nécessaires à la production de programmes permettant l'affichage de graphiques et la gestion d'événements correspondants au clavier et à la souris.</text:p>
      <text:p text:style-name="P2"/>
      <text:p text:style-name="P1"><text:span text:style-name="T12">De plus, nous n'avons plus peur de la compilation en langage C car nous avons compris toutes les étapes de production de code et les outils correspondants. Merci Linux !</text:span><text:span text:style-name="T2"> </text:span></text:p>
      <text:p text:style-name="P3"/>
      <text:p text:style-name="P3"/>
      <text:p text:style-name="P3">Exercice 3 : Utilisation de la librairie SDL pour la production de programmes graphiques de type « matrice de diodes »</text:p>
      <text:p text:style-name="P1"/>
      <text:p text:style-name="P4"><text:span text:style-name="T13">Objectif </text:span><text:span text:style-name="T14">: De manière à produire un code original et à insister sur les problématiques de conception, de structures de données et de performance, tout en restant proches des problématiques de micro-informatique, nous utiliserons une <text:s/>interface de jeu vidéo orientée « Matrice de diodes ». Un squelette de programme fourni permettra de générer une matrice de diode de taille paramétrable dans une fenêtre également paramétrable. </text:span></text:p>
      <text:p text:style-name="P16"/>
      <text:list xml:id="list7411244145315844057" text:style-name="L9">
        <text:list-item>
          <text:p text:style-name="P19">Téléchargez sur moodle le code de notre programme de matrices de diodes, ainsi que les ressources correspondantes : fichiers de police, fichiers image, documentation. </text:p>
          <text:p text:style-name="P20"><text:span text:style-name="T37">-Fait</text:span></text:p>
        </text:list-item>
        <text:list-item>
          <text:p text:style-name="P19">Adaptez le makefile pour permettre la compilation de ce code d'exemple à l'installation réalisée dans les parties précédentes</text:p>
          <text:p text:style-name="P20"><text:span text:style-name="T37">-Fait</text:span></text:p>
        </text:list-item>
        <text:list-item>
          <text:p text:style-name="P19">Parcourrez le code d'exemple et comprenez le code fourni.</text:p>
          <text:p text:style-name="P21"><text:span text:style-name="T37">-Fait</text:span></text:p>
        </text:list-item>
        <text:list-item>
          <text:p text:style-name="P19">Améliorez le jeu du serpent pour lui permettre de s'allonger régulièrement et de détecter des collisions avec les bords</text:p>
          <text:p text:style-name="P61"><text:span text:style-name="T41">-A faire</text:span></text:p>
        </text:list-item>
      </text:list>
      <text:p text:style-name="P28"/>
      <text:p text:style-name="P3"/>
      <text:p text:style-name="P3">Exercice 4 : Lancement des mini-projets et planning de travail</text:p>
      <text:p text:style-name="P16"/>
      <text:p text:style-name="P16">Dans le cadre du mini-projet informatique, vous devrez vous servir du code fourni pour produire un jeu vidéo multijoueurs, utilisant obligatoirement le programme d'affichage de la matrice de diodes, par exemple : </text:p>
      <text:list xml:id="list5195667675794106539" text:style-name="L10">
        <text:list-item>
          <text:p text:style-name="P22">variations autour du jeu du serpent, tron, pong … </text:p>
        </text:list-item>
        <text:list-item>
          <text:p text:style-name="P22">tetris</text:p>
        </text:list-item>
        <text:list-item>
          <text:p text:style-name="P22">flappy bird</text:p>
        </text:list-item>
      </text:list>
      <text:p text:style-name="P16"/>
      <text:p text:style-name="P16">Vous pourrez éventuellement modifier le programme fourni pour l'améliorer. </text:p>
      <text:p text:style-name="P16">NB : des mises à jour seront régulièrement postées sur moodle pour corriger des bugs quand ils seront identifiés. </text:p>
      <text:p text:style-name="P16"/>
      <text:p text:style-name="P16"><text:soft-page-break/>Vous travaillerez en binôme ou de manière individuelle (pas de trinômes), en respectant le programme de travail ci-dessous. A la fin de chaque séance, vous remettrez sur moodle un CR indiquant les choix effectués et les actions entreprises.</text:p>
      <text:p text:style-name="P16"/>
      <text:list xml:id="list7937694182188310221" text:style-name="L11">
        <text:list-item>
          <text:p text:style-name="P27"><text:span text:style-name="T14">Séance 2 : constitution des binômes, définition du sujet et des éléments </text:span><text:span text:style-name="T13">fonctionnels</text:span><text:span text:style-name="T14"> du jeu : écran d'accueil, contrôles, calculs de scores, niveaux de </text:span><text:span text:style-name="T14">difficulté... tout cela sans rien coder. Vous soumettez vos idées à votre enseignant.</text:span></text:p>
        </text:list-item>
        <text:list-item>
          <text:p text:style-name="P23">A la fin de la séance 2, vous définirez les structures de contrôle ainsi que les prototypes de fonctions (sans les coder, mais en les documentant) qui vous semblent utiles pour la suite, ainsi que le découpage du travail en tâches.</text:p>
        </text:list-item>
        <text:list-item>
          <text:p text:style-name="P23">Séance 3 + TNE : développement logiciel</text:p>
        </text:list-item>
        <text:list-item>
          <text:p text:style-name="P27"><text:span text:style-name="T14">Vous remettrez votre code ainsi qu'une documentation sur moodle avant la dernière séance, qui sera réalisée sous forme de soutenances pendant laquelle une démonstration sera réalisée. Des problématiques de </text:span><text:span text:style-name="T13">performance</text:span><text:span text:style-name="T14"> (compacité des structures de données, vitesse d'exécution… et les moyens mis en œuvre pour obtenir ces bonnes propriétés) de votre application devront être abordées dans la documentation ainsi que dans la soutenance.</text:span></text:p>
        </text:list-item>
      </text:list>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1" svg:font-family="'DejaVu Sans'"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Times New Roman" style:font-size-asian="12pt" style:language-asian="ko" style:country-asian="KR"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style:text-properties fo:font-size="14pt" fo:language="en" fo:country="GB" fo:font-weight="bold" style:font-size-asian="14pt" style:font-weight-asian="bold" style:font-size-complex="10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494cm" style:contextual-spacing="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WW8Num3z0" style:family="text">
      <style:text-properties style:font-name="Arial" style:font-name-asian="Calibri" style:font-name-complex="Arial"/>
    </style:style>
    <style:style style:name="WW8Num3z1" style:family="text">
      <style:text-properties style:font-name="Courier New" style:font-name-complex="Courier New"/>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style>
    <style:style style:name="WW8Num6z0" style:family="text">
      <style:text-properties style:font-name="Symbol" style:font-name-complex="OpenSymbol"/>
    </style:style>
    <style:style style:name="WW8Num6z1" style:family="text">
      <style:text-properties style:font-name="Symbol1"/>
    </style:style>
    <style:style style:name="Absatz-Standardschriftart" style:family="text"/>
    <style:style style:name="WW-Absatz-Standardschriftart" style:family="text"/>
    <style:style style:name="WW-Absatz-Standardschriftart1" style:family="text"/>
    <style:style style:name="WW8Num2z0" style:family="text">
      <style:text-properties style:font-name="Arial" style:font-name-complex="Arial"/>
    </style:style>
    <style:style style:name="WW8Num2z1" style:family="text">
      <style:text-properties style:font-name="Symbol1"/>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1z1" style:family="text">
      <style:text-properties style:font-name="Courier New" style:font-name-complex="Courier New"/>
    </style:style>
    <style:style style:name="WW-Absatz-Standardschriftart1111111111" style:family="text"/>
    <style:style style:name="WW8Num1z0" style:family="text">
      <style:text-properties style:font-name="Times New Roman" style:font-name-complex="Times New Roman"/>
    </style:style>
    <style:style style:name="WW-Absatz-Standardschriftart11111111111" style:family="text"/>
    <style:style style:name="WW8Num7z0" style:family="text">
      <style:text-properties style:font-name="Symbol" style:font-name-complex="OpenSymbol"/>
    </style:style>
    <style:style style:name="WW8Num7z1" style:family="text">
      <style:text-properties style:font-name="Wingdings"/>
    </style:style>
    <style:style style:name="WW-Absatz-Standardschriftart111111111111" style:family="text"/>
    <style:style style:name="WW8Num1z2" style:family="text">
      <style:text-properties style:font-name="Wingdings"/>
    </style:style>
    <style:style style:name="WW8Num1z3" style:family="text">
      <style:text-properties style:font-name="Symbol1"/>
    </style:style>
    <style:style style:name="WW8Num3z2" style:family="text">
      <style:text-properties style:font-name="Wingdings"/>
    </style:style>
    <style:style style:name="WW8Num3z3" style:family="text">
      <style:text-properties style:font-name="Symbol1"/>
    </style:style>
    <style:style style:name="WW8Num8z0" style:family="text">
      <style:text-properties style:font-name="Symbol1"/>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Times New Roman" style:font-name-asian="Times New Roman" style:font-name-complex="Times New Roman"/>
    </style:style>
    <style:style style:name="WW8Num9z2" style:family="text">
      <style:text-properties style:font-name="Wingdings"/>
    </style:style>
    <style:style style:name="WW8Num9z3" style:family="text">
      <style:text-properties style:font-name="Symbol1"/>
    </style:style>
    <style:style style:name="WW8Num9z4" style:family="text">
      <style:text-properties style:font-name="Courier New" style:font-name-complex="Courier New"/>
    </style:style>
    <style:style style:name="WW8Num11z0" style:family="text">
      <style:text-properties style:font-name="Arial" style:font-name-asian="Calibri"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1"/>
    </style:style>
    <style:style style:name="WW8Num12z0" style:family="text">
      <style:text-properties style:font-name="Symbol1"/>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1"/>
    </style:style>
    <style:style style:name="WW8Num16z1" style:family="text">
      <style:text-properties style:font-name="Symbol1"/>
    </style:style>
    <style:style style:name="WW8Num18z0" style:family="text">
      <style:text-properties style:font-name="Arial" style:font-name-asian="Calibri" style:font-name-complex="Aria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1"/>
    </style:style>
    <style:style style:name="WW8Num24z0" style:family="text">
      <style:text-properties style:font-name="Symbol1"/>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Arial" style:font-name-asian="Calibri" style:font-name-complex="Ari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1"/>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_20_Car_20_Car" style:display-name=" Car Car" style:family="text" style:parent-style-name="Police_20_par_20_défaut">
      <style:text-properties style:font-name="Tahoma" fo:font-size="8pt" style:font-size-asian="8pt" style:language-asian="ko" style:country-asian="KR" style:font-name-complex="Tahoma" style:font-size-complex="8pt"/>
    </style:style>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58cm" fo:margin-bottom="1.48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TP UAS – IG2I Saison 2007/2008</dc:title>
    <meta:initial-creator>tomdell</meta:initial-creator>
    <meta:creation-date>2010-12-05T15:39:00</meta:creation-date>
    <dc:creator>eleve </dc:creator>
    <dc:date>2015-04-15T12:21:22</dc:date>
    <meta:print-date>2015-04-02T00:07:14</meta:print-date>
    <meta:editing-cycles>524</meta:editing-cycles>
    <meta:editing-duration>P1DT2H32M44S</meta:editing-duration>
    <meta:generator>LibreOffice/4.0.2.2$Linux_X86_64 LibreOffice_project/400m0$Build-2</meta:generator>
    <meta:printed-by>tomnab </meta:printed-by>
    <meta:document-statistic meta:table-count="0" meta:image-count="0" meta:object-count="0" meta:page-count="6" meta:paragraph-count="129" meta:word-count="2494" meta:character-count="16384" meta:non-whitespace-character-count="13993"/>
    <meta:user-defined meta:name="Info 1"/>
    <meta:user-defined meta:name="Info 2"/>
    <meta:user-defined meta:name="Info 3"/>
    <meta:user-defined meta:name="Info 4"/>
  </office:meta>
</office:document-meta>
</file>